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6cm"/>
    </style:style>
    <style:style style:name="co2" style:family="table-column">
      <style:table-column-properties fo:break-before="auto" style:column-width="15.984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9.957cm"/>
    </style:style>
    <style:style style:name="co5" style:family="table-column">
      <style:table-column-properties fo:break-before="auto" style:column-width="3.36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1.568cm"/>
    </style:style>
    <style:style style:name="co8" style:family="table-column">
      <style:table-column-properties fo:break-before="auto" style:column-width="5.6cm"/>
    </style:style>
    <style:style style:name="co9" style:family="table-column">
      <style:table-column-properties fo:break-before="auto" style:column-width="2.464cm"/>
    </style:style>
    <style:style style:name="co10" style:family="table-column">
      <style:table-column-properties fo:break-before="auto" style:column-width="1.792cm"/>
    </style:style>
    <style:style style:name="co11" style:family="table-column">
      <style:table-column-properties fo:break-before="auto" style:column-width="2.688cm"/>
    </style:style>
    <style:style style:name="co12" style:family="table-column">
      <style:table-column-properties fo:break-before="auto" style:column-width="3.584cm"/>
    </style:style>
    <style:style style:name="co13" style:family="table-column">
      <style:table-column-properties fo:break-before="auto" style:column-width="1.344cm"/>
    </style:style>
    <style:style style:name="co14" style:family="table-column">
      <style:table-column-properties fo:break-before="auto" style:column-width="4.256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1.995cm"/>
    </style:style>
    <style:style style:name="co17" style:family="table-column">
      <style:table-column-properties fo:break-before="auto" style:column-width="4.032cm"/>
    </style:style>
    <style:style style:name="co18" style:family="table-column">
      <style:table-column-properties fo:break-before="auto" style:column-width="3.136cm"/>
    </style:style>
    <style:style style:name="co19" style:family="table-column">
      <style:table-column-properties fo:break-before="auto" style:column-width="7.994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00">
      <style:table-cell-properties fo:padding="0.071cm"/>
    </style:style>
    <style:style style:name="ce3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1" table:default-cell-style-name="ce3"/>
        <table:table-column table:style-name="co7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6" table:number-columns-repeated="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2" table:number-columns-repeated="4" table:default-cell-style-name="Default"/>
        <table:table-column table:style-name="co19" table:default-cell-style-name="Default"/>
        <table:table-column table:style-name="co13" table:number-columns-repeated="2" table:default-cell-style-name="Default"/>
        <table:table-column table:style-name="co6" table:number-columns-repeated="3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Auteur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Code Classement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XSignet</text:p>
          </table:table-cell>
          <table:table-cell table:style-name="ce1" office:value-type="string">
            <text:p>Prete a</text:p>
          </table:table-cell>
          <table:table-cell table:style-name="ce1" office:value-type="string">
            <text:p>CodeLecteur</text:p>
          </table:table-cell>
          <table:table-cell table:style-name="ce1" office:value-type="string">
            <text:p>Prete le</text:p>
          </table:table-cell>
          <table:table-cell table:style-name="ce1" office:value-type="string">
            <text:p>Rendu le</text:p>
          </table:table-cell>
          <table:table-cell table:style-name="ce1" office:value-type="string">
            <text:p>Annee d'edition</text:p>
          </table:table-cell>
          <table:table-cell table:style-name="ce2" office:value-type="string">
            <text:p>Date d'achat</text:p>
          </table:table-cell>
          <table:table-cell table:style-name="ce1" office:value-type="string">
            <text:p>Origine</text:p>
          </table:table-cell>
          <table:table-cell table:style-name="ce1" office:value-type="string">
            <text:p>Type de document</text:p>
          </table:table-cell>
          <table:table-cell table:style-name="ce1" office:value-type="string">
            <text:p>Cote</text:p>
          </table:table-cell>
          <table:table-cell table:style-name="ce1" office:value-type="string">
            <text:p>Prix</text:p>
          </table:table-cell>
          <table:table-cell table:style-name="ce1" office:value-type="string">
            <text:p>Lieu</text:p>
          </table:table-cell>
          <table:table-cell table:style-name="ce1" office:value-type="string">
            <text:p>NbPage</text:p>
          </table:table-cell>
          <table:table-cell table:style-name="ce1" office:value-type="string">
            <text:p>Contenant</text:p>
          </table:table-cell>
          <table:table-cell table:style-name="ce1" office:value-type="string">
            <text:p>Collection</text:p>
          </table:table-cell>
          <table:table-cell table:style-name="ce1" office:value-type="string">
            <text:p>Photo1</text:p>
          </table:table-cell>
          <table:table-cell table:style-name="ce1" office:value-type="string">
            <text:p>Son1</text:p>
          </table:table-cell>
          <table:table-cell table:style-name="ce1" office:value-type="string">
            <text:p>Frequence</text:p>
          </table:table-cell>
          <table:table-cell table:style-name="ce1" office:value-type="string">
            <text:p>Duree</text:p>
          </table:table-cell>
          <table:table-cell table:style-name="ce1" office:value-type="string">
            <text:p>Format</text:p>
          </table:table-cell>
          <table:table-cell table:style-name="ce1" office:value-type="string">
            <text:p>Annee origine</text:p>
          </table:table-cell>
          <table:table-cell table:style-name="ce1" office:value-type="string">
            <text:p>ISBN</text:p>
          </table:table-cell>
          <table:table-cell table:style-name="ce1" office:value-type="string">
            <text:p>ISSN</text:p>
          </table:table-cell>
          <table:table-cell table:style-name="ce1" office:value-type="string">
            <text:p>Etat</text:p>
          </table:table-cell>
          <table:table-cell table:style-name="ce1" office:value-type="string">
            <text:p>NbEx</text:p>
          </table:table-cell>
          <table:table-cell table:style-name="ce1" office:value-type="string">
            <text:p>Appreciation</text:p>
          </table:table-cell>
          <table:table-cell table:style-name="ce1" office:value-type="string">
            <text:p>Codebarre</text:p>
          </table:table-cell>
          <table:table-cell table:style-name="ce1" office:value-type="string">
            <text:p>AdrInternet</text:p>
          </table:table-cell>
          <table:table-cell table:style-name="ce1" office:value-type="string">
            <text:p>Valeur</text:p>
          </table:table-cell>
          <table:table-cell table:style-name="ce1" office:value-type="string">
            <text:p>Pays Ville</text:p>
          </table:table-cell>
          <table:table-cell table:style-name="ce1" office:value-type="string">
            <text:p>Tomaison</text:p>
          </table:table-cell>
          <table:table-cell table:style-name="ce1" office:value-type="string">
            <text:p>Commentaires</text:p>
          </table:table-cell>
          <table:table-cell table:style-name="ce1" office:value-type="string">
            <text:p>Resume</text:p>
          </table:table-cell>
          <table:table-cell table:style-name="ce1" office:value-type="string">
            <text:p>NbPret</text:p>
          </table:table-cell>
          <table:table-cell table:style-name="ce1" office:value-type="string">
            <text:p>Debut abonnement</text:p>
          </table:table-cell>
          <table:table-cell table:style-name="ce1" office:value-type="string">
            <text:p>Dernier abonnement</text:p>
          </table:table-cell>
          <table:table-cell table:style-name="ce1" office:value-type="string">
            <text:p>Prochain abonnement</text:p>
          </table:table-cell>
          <table:table-cell table:style-name="ce1" office:value-type="string">
            <text:p>Periodicite</text:p>
          </table:table-cell>
          <table:table-cell table:style-name="ce1" office:value-type="string">
            <text:p>Nbr abonnement</text:p>
          </table:table-cell>
          <table:table-cell table:style-name="ce1" office:value-type="string">
            <text:p>Langue</text:p>
          </table:table-cell>
          <table:table-cell table:style-name="ce1" office:value-type="string">
            <text:p>Systeme</text:p>
          </table:table-cell>
          <table:table-cell table:style-name="ce1" office:value-type="string">
            <text:p>Version</text:p>
          </table:table-cell>
          <table:table-cell table:style-name="ce1" office:value-type="string">
            <text:p>Son</text:p>
          </table:table-cell>
          <table:table-cell table:style-name="ce1" office:value-type="string">
            <text:p>Pellicule</text:p>
          </table:table-cell>
          <table:table-cell table:style-name="ce1" office:value-type="string">
            <text:p>Info</text:p>
          </table:table-cell>
          <table:table-cell table:style-name="ce1" office:value-type="string">
            <text:p>NumNotice</text:p>
          </table:table-cell>
          <table:table-cell table:style-name="ce1" office:value-type="string">
            <text:p>DateImportNotice</text:p>
          </table:table-cell>
          <table:table-cell table:style-name="ce1" office:value-type="string">
            <text:p>DateRetourNotice</text:p>
          </table:table-cell>
          <table:table-cell table:style-name="ce1" office:value-type="string">
            <text:p>NomFichierNotice</text:p>
          </table:table-cell>
          <table:table-cell table:style-name="ce1" office:value-type="string">
            <text:p>NomOrigineNotice</text:p>
          </table:table-cell>
          <table:table-cell table:style-name="ce1" office:value-type="string">
            <text:p>Alpha1</text:p>
          </table:table-cell>
          <table:table-cell table:style-name="ce1" office:value-type="string">
            <text:p>Alpha2</text:p>
          </table:table-cell>
          <table:table-cell table:style-name="ce1" office:value-type="string">
            <text:p>Alpha3</text:p>
          </table:table-cell>
          <table:table-cell table:style-name="ce1" office:value-type="string">
            <text:p>Num1</text:p>
          </table:table-cell>
          <table:table-cell table:style-name="ce1" office:value-type="string">
            <text:p>Num2</text:p>
          </table:table-cell>
          <table:table-cell table:style-name="ce1" office:value-type="string">
            <text:p>Date1</text:p>
          </table:table-cell>
          <table:table-cell table:style-name="ce1" office:value-type="string">
            <text:p>Public</text:p>
          </table:table-cell>
        </table:table-row>
        <table:table-row table:style-name="ro1">
          <table:table-cell office:value-type="float" office:value="10355">
            <text:p>10355</text:p>
          </table:table-cell>
          <table:table-cell office:value-type="string">
            <text:p>Les coustumes des ville et chastellenie de BAILLEUL</text:p>
          </table:table-cell>
          <table:table-cell table:number-columns-repeated="2"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10355">
            <text:p>10355</text:p>
          </table:table-cell>
          <table:table-cell table:number-columns-repeated="23"/>
          <table:table-cell office:value-type="string">
            <text:p>Bailleul</text:p>
          </table:table-cell>
          <table:table-cell table:number-columns-repeated="5"/>
          <table:table-cell office:value-type="string">
            <text:p>Tous publics</text:p>
          </table:table-cell>
        </table:table-row>
        <table:table-row table:style-name="ro1">
          <table:table-cell office:value-type="float" office:value="10528">
            <text:p>10528</text:p>
          </table:table-cell>
          <table:table-cell office:value-type="string">
            <text:p>Le livre des familles, généalogies Nord-Pas-de-Calais (1976)</text:p>
          </table:table-cell>
          <table:table-cell table:number-columns-repeated="2"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10356">
            <text:p>10356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10529">
            <text:p>10529</text:p>
          </table:table-cell>
          <table:table-cell office:value-type="string">
            <text:p>L'annuaire des familles, généalogies Nord-Pas-de-Calais (1987)</text:p>
          </table:table-cell>
          <table:table-cell table:number-columns-repeated="2"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10357">
            <text:p>10357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20086">
            <text:p>20086</text:p>
          </table:table-cell>
          <table:table-cell office:value-type="string">
            <text:p>COMINES-WARNETON et la région - Mémoires de la société d'histoire (année 2016)</text:p>
          </table:table-cell>
          <table:table-cell office:value-type="string">
            <text:p>*</text:p>
          </table:table-cell>
          <table:table-cell office:value-type="string">
            <text:p>Société d'Histoire de Comines-Warneton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20086">
            <text:p>20086</text:p>
          </table:table-cell>
          <table:table-cell table:number-columns-repeated="23"/>
          <table:table-cell office:value-type="string">
            <text:p>Comines-Warneton</text:p>
          </table:table-cell>
          <table:table-cell table:number-columns-repeated="5"/>
          <table:table-cell office:value-type="string">
            <text:p>Tous publics</text:p>
          </table:table-cell>
        </table:table-row>
        <table:table-row table:style-name="ro1">
          <table:table-cell office:value-type="float" office:value="20087">
            <text:p>20087</text:p>
          </table:table-cell>
          <table:table-cell office:value-type="string">
            <text:p>Revue historique de Dunkerque et du littoral (année 2016)</text:p>
          </table:table-cell>
          <table:table-cell office:value-type="string">
            <text:p>*</text:p>
          </table:table-cell>
          <table:table-cell table:style-name="ce1" office:value-type="string">
            <text:p>Société dunkerquoise d'histoire et d'archéologie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20087">
            <text:p>20087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2915">
            <text:p>52915</text:p>
          </table:table-cell>
          <table:table-cell office:value-type="string">
            <text:p>Répertoire des bâteliers du Nord de la France et de la Belgique (n° 10)</text:p>
          </table:table-cell>
          <table:table-cell office:value-type="string">
            <text:p>*</text:p>
          </table:table-cell>
          <table:table-cell table:style-name="ce1" office:value-type="string">
            <text:p>URAG (Union Régionale des Associations Généalogiques)</text:p>
          </table:table-cell>
          <table:table-cell table:style-name="ce1" office:value-type="string">
            <text:p>002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2915">
            <text:p>52915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4370">
            <text:p>54370</text:p>
          </table:table-cell>
          <table:table-cell office:value-type="string">
            <text:p>LES MOËRES (D) – Naissances 1845 à 1852</text:p>
          </table:table-cell>
          <table:table-cell table:number-columns-repeated="2"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4370">
            <text:p>54370</text:p>
          </table:table-cell>
          <table:table-cell table:number-columns-repeated="23"/>
          <table:table-cell office:value-type="string">
            <text:p>Les Moëres</text:p>
          </table:table-cell>
          <table:table-cell table:number-columns-repeated="5"/>
          <table:table-cell office:value-type="string">
            <text:p>Tous publics</text:p>
          </table:table-cell>
        </table:table-row>
        <table:table-row table:style-name="ro1">
          <table:table-cell office:value-type="float" office:value="54373">
            <text:p>54373</text:p>
          </table:table-cell>
          <table:table-cell office:value-type="string">
            <text:p>GHYVELDE (D) – BMS 1757</text:p>
          </table:table-cell>
          <table:table-cell table:number-columns-repeated="2"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4373">
            <text:p>54373</text:p>
          </table:table-cell>
          <table:table-cell table:number-columns-repeated="23"/>
          <table:table-cell office:value-type="string">
            <text:p>Ghyvelde</text:p>
          </table:table-cell>
          <table:table-cell table:number-columns-repeated="5"/>
          <table:table-cell office:value-type="string">
            <text:p>Tous publics</text:p>
          </table:table-cell>
        </table:table-row>
        <table:table-row table:style-name="ro1">
          <table:table-cell office:value-type="float" office:value="55904">
            <text:p>55904</text:p>
          </table:table-cell>
          <table:table-cell office:value-type="string">
            <text:p>STEENWERCK (T) - Naissances 1755 à 1775 (M à W)</text:p>
          </table:table-cell>
          <table:table-cell table:number-columns-repeated="2"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04">
            <text:p>55904</text:p>
          </table:table-cell>
          <table:table-cell table:number-columns-repeated="23"/>
          <table:table-cell office:value-type="string">
            <text:p>Steenwerck</text:p>
          </table:table-cell>
          <table:table-cell table:number-columns-repeated="5"/>
          <table:table-cell office:value-type="string">
            <text:p>Tous publics</text:p>
          </table:table-cell>
        </table:table-row>
        <table:table-row table:style-name="ro1">
          <table:table-cell office:value-type="float" office:value="55956">
            <text:p>55956</text:p>
          </table:table-cell>
          <table:table-cell office:value-type="string">
            <text:p>HARDIFORT (D) – BMS 1694 à 1736</text:p>
          </table:table-cell>
          <table:table-cell table:number-columns-repeated="2"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56">
            <text:p>55956</text:p>
          </table:table-cell>
          <table:table-cell table:number-columns-repeated="23"/>
          <table:table-cell office:value-type="string">
            <text:p>Hardifort</text:p>
          </table:table-cell>
          <table:table-cell table:number-columns-repeated="5"/>
          <table:table-cell office:value-type="string">
            <text:p>Tous publics</text:p>
          </table:table-cell>
        </table:table-row>
        <table:table-row table:style-name="ro1">
          <table:table-cell office:value-type="float" office:value="55957">
            <text:p>55957</text:p>
          </table:table-cell>
          <table:table-cell office:value-type="string">
            <text:p>VIEUX-BERQUIN (TA) – Baptêmes 1750 à 1766</text:p>
          </table:table-cell>
          <table:table-cell table:number-columns-repeated="2"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57">
            <text:p>55957</text:p>
          </table:table-cell>
          <table:table-cell table:number-columns-repeated="23"/>
          <table:table-cell office:value-type="string">
            <text:p>Vieux-Berquin</text:p>
          </table:table-cell>
          <table:table-cell table:number-columns-repeated="5"/>
          <table:table-cell office:value-type="string">
            <text:p>Tous publics</text:p>
          </table:table-cell>
        </table:table-row>
        <table:table-row table:style-name="ro1">
          <table:table-cell office:value-type="float" office:value="55963">
            <text:p>55963</text:p>
          </table:table-cell>
          <table:table-cell office:value-type="string">
            <text:p>VEURNE - Huwelijken stad 1796 tot 1912</text:p>
          </table:table-cell>
          <table:table-cell office:value-type="string">
            <text:p>MOONS Willy</text:p>
          </table:table-cell>
          <table:table-cell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63">
            <text:p>55963</text:p>
          </table:table-cell>
          <table:table-cell table:number-columns-repeated="23"/>
          <table:table-cell office:value-type="string">
            <text:p>Veurne</text:p>
          </table:table-cell>
          <table:table-cell table:number-columns-repeated="5"/>
          <table:table-cell office:value-type="string">
            <text:p>Tous publics</text:p>
          </table:table-cell>
        </table:table-row>
        <table:table-row table:style-name="ro1">
          <table:table-cell office:value-type="float" office:value="55964">
            <text:p>55964</text:p>
          </table:table-cell>
          <table:table-cell office:value-type="string">
            <text:p>BAILLEUL – Cahier d'histoire (n° 13)</text:p>
          </table:table-cell>
          <table:table-cell office:value-type="string">
            <text:p>*</text:p>
          </table:table-cell>
          <table:table-cell office:value-type="string">
            <text:p>Cercle d'histoire et d'archéologie de Bailleul</text:p>
          </table:table-cell>
          <table:table-cell table:style-name="ce1" office:value-type="string">
            <text:p>002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64">
            <text:p>55964</text:p>
          </table:table-cell>
          <table:table-cell table:number-columns-repeated="23"/>
          <table:table-cell office:value-type="string">
            <text:p>Bailleul</text:p>
          </table:table-cell>
          <table:table-cell table:number-columns-repeated="5"/>
          <table:table-cell office:value-type="string">
            <text:p>Tous publics</text:p>
          </table:table-cell>
        </table:table-row>
        <table:table-row table:style-name="ro1">
          <table:table-cell office:value-type="float" office:value="55965">
            <text:p>55965</text:p>
          </table:table-cell>
          <table:table-cell office:value-type="string">
            <text:p>COUPELLE-NEUVE, COUPELLE-VIEILLE, FRUGES, SENLIS – Statistique féodale du Haut-Pays</text:p>
          </table:table-cell>
          <table:table-cell office:value-type="string">
            <text:p>CHAMPAGNE Michel</text:p>
          </table:table-cell>
          <table:table-cell table:style-name="ce1" office:value-type="string">
            <text:p>GGRN (Groupement Généalogique de la Région Nord)</text:p>
          </table:table-cell>
          <table:table-cell table:style-name="ce1" office:value-type="string">
            <text:p>00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65">
            <text:p>55965</text:p>
          </table:table-cell>
          <table:table-cell table:number-columns-repeated="23"/>
          <table:table-cell office:value-type="string">
            <text:p>Coupelle-Neuve, Coupelle-Vieille, Fruges, Senlis</text:p>
          </table:table-cell>
          <table:table-cell table:number-columns-repeated="5"/>
          <table:table-cell office:value-type="string">
            <text:p>Tous publics</text:p>
          </table:table-cell>
        </table:table-row>
        <table:table-row table:style-name="ro1">
          <table:table-cell office:value-type="float" office:value="55966">
            <text:p>55966</text:p>
          </table:table-cell>
          <table:table-cell office:value-type="string">
            <text:p>SAINT-OMER St Sépulcre (T) – Baptêmes 1600 à 1650</text:p>
          </table:table-cell>
          <table:table-cell office:value-type="string">
            <text:p>DURIEU Philippe</text:p>
          </table:table-cell>
          <table:table-cell table:style-name="ce1" office:value-type="string">
            <text:p>GGRN (Groupement Généalogique de la Région Nord)</text:p>
          </table:table-cell>
          <table:table-cell table:style-name="ce1" office:value-type="string">
            <text:p>00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66">
            <text:p>55966</text:p>
          </table:table-cell>
          <table:table-cell table:number-columns-repeated="23"/>
          <table:table-cell office:value-type="string">
            <text:p>Saint-Omer</text:p>
          </table:table-cell>
          <table:table-cell table:number-columns-repeated="5"/>
          <table:table-cell office:value-type="string">
            <text:p>Tous publics</text:p>
          </table:table-cell>
        </table:table-row>
        <table:table-row table:style-name="ro1">
          <table:table-cell office:value-type="float" office:value="55967">
            <text:p>55967</text:p>
          </table:table-cell>
          <table:table-cell office:value-type="string">
            <text:p>Buitenpoorters van Ieper in ELVERDINGE 1631 tot 1796</text:p>
          </table:table-cell>
          <table:table-cell office:value-type="string">
            <text:p>BAUWEN Freddy</text:p>
          </table:table-cell>
          <table:table-cell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67">
            <text:p>55967</text:p>
          </table:table-cell>
          <table:table-cell table:number-columns-repeated="23"/>
          <table:table-cell office:value-type="string">
            <text:p>Elverdinge</text:p>
          </table:table-cell>
          <table:table-cell table:number-columns-repeated="5"/>
          <table:table-cell office:value-type="string">
            <text:p>Tous publics</text:p>
          </table:table-cell>
        </table:table-row>
        <table:table-row table:style-name="ro1">
          <table:table-cell office:value-type="float" office:value="55968">
            <text:p>55968</text:p>
          </table:table-cell>
          <table:table-cell office:value-type="string">
            <text:p>Buitenpoorters van Ieper in GELUWE 1631 tot 1795</text:p>
          </table:table-cell>
          <table:table-cell office:value-type="string">
            <text:p>BAUWEN Freddy</text:p>
          </table:table-cell>
          <table:table-cell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68">
            <text:p>55968</text:p>
          </table:table-cell>
          <table:table-cell table:number-columns-repeated="23"/>
          <table:table-cell office:value-type="string">
            <text:p>Geluwe</text:p>
          </table:table-cell>
          <table:table-cell table:number-columns-repeated="5"/>
          <table:table-cell office:value-type="string">
            <text:p>Tous publics</text:p>
          </table:table-cell>
        </table:table-row>
        <table:table-row table:style-name="ro1">
          <table:table-cell office:value-type="float" office:value="55969">
            <text:p>55969</text:p>
          </table:table-cell>
          <table:table-cell office:value-type="string">
            <text:p>Buitenpoorters van Ieper in HOLLEBEKE 1631 tot 1795</text:p>
          </table:table-cell>
          <table:table-cell office:value-type="string">
            <text:p>BAUWEN Freddy</text:p>
          </table:table-cell>
          <table:table-cell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69">
            <text:p>55969</text:p>
          </table:table-cell>
          <table:table-cell table:number-columns-repeated="23"/>
          <table:table-cell office:value-type="string">
            <text:p>Hollebeke</text:p>
          </table:table-cell>
          <table:table-cell table:number-columns-repeated="5"/>
          <table:table-cell office:value-type="string">
            <text:p>Tous publics</text:p>
          </table:table-cell>
        </table:table-row>
        <table:table-row table:style-name="ro1">
          <table:table-cell office:value-type="float" office:value="55970">
            <text:p>55970</text:p>
          </table:table-cell>
          <table:table-cell office:value-type="string">
            <text:p>Buitenpoorters van Ieper in MESSEN 1631 tot 1795</text:p>
          </table:table-cell>
          <table:table-cell office:value-type="string">
            <text:p>BAUWEN Freddy</text:p>
          </table:table-cell>
          <table:table-cell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70">
            <text:p>55970</text:p>
          </table:table-cell>
          <table:table-cell table:number-columns-repeated="23"/>
          <table:table-cell office:value-type="string">
            <text:p>Messen</text:p>
          </table:table-cell>
          <table:table-cell table:number-columns-repeated="5"/>
          <table:table-cell office:value-type="string">
            <text:p>Tous publics</text:p>
          </table:table-cell>
        </table:table-row>
        <table:table-row table:style-name="ro1">
          <table:table-cell office:value-type="float" office:value="55971">
            <text:p>55971</text:p>
          </table:table-cell>
          <table:table-cell office:value-type="string">
            <text:p>Buitenpoorters van Ieper in SINT-JAN 1631 tot 1795</text:p>
          </table:table-cell>
          <table:table-cell office:value-type="string">
            <text:p>BAUWEN Freddy</text:p>
          </table:table-cell>
          <table:table-cell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71">
            <text:p>55971</text:p>
          </table:table-cell>
          <table:table-cell table:number-columns-repeated="23"/>
          <table:table-cell office:value-type="string">
            <text:p>Sint-Jan</text:p>
          </table:table-cell>
          <table:table-cell table:number-columns-repeated="5"/>
          <table:table-cell office:value-type="string">
            <text:p>Tous publics</text:p>
          </table:table-cell>
        </table:table-row>
        <table:table-row table:style-name="ro1">
          <table:table-cell office:value-type="float" office:value="55972">
            <text:p>55972</text:p>
          </table:table-cell>
          <table:table-cell office:value-type="string">
            <text:p>Buitenpoorters van Ieper in VLAMERTINGE 1713 tot 1796</text:p>
          </table:table-cell>
          <table:table-cell office:value-type="string">
            <text:p>BAUWEN Freddy</text:p>
          </table:table-cell>
          <table:table-cell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72">
            <text:p>55972</text:p>
          </table:table-cell>
          <table:table-cell table:number-columns-repeated="23"/>
          <table:table-cell office:value-type="string">
            <text:p>Vlamertinge</text:p>
          </table:table-cell>
          <table:table-cell table:number-columns-repeated="5"/>
          <table:table-cell office:value-type="string">
            <text:p>Tous publics</text:p>
          </table:table-cell>
        </table:table-row>
        <table:table-row table:style-name="ro1">
          <table:table-cell office:value-type="float" office:value="55973">
            <text:p>55973</text:p>
          </table:table-cell>
          <table:table-cell office:value-type="string">
            <text:p>Buitenpoorters van Ieper in WULVERGEM 1631 tot 1796</text:p>
          </table:table-cell>
          <table:table-cell office:value-type="string">
            <text:p>BAUWEN Freddy</text:p>
          </table:table-cell>
          <table:table-cell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73">
            <text:p>55973</text:p>
          </table:table-cell>
          <table:table-cell table:number-columns-repeated="23"/>
          <table:table-cell office:value-type="string">
            <text:p>Wulvergem</text:p>
          </table:table-cell>
          <table:table-cell table:number-columns-repeated="5"/>
          <table:table-cell office:value-type="string">
            <text:p>Tous publics</text:p>
          </table:table-cell>
        </table:table-row>
        <table:table-row table:style-name="ro1">
          <table:table-cell office:value-type="float" office:value="55974">
            <text:p>55974</text:p>
          </table:table-cell>
          <table:table-cell office:value-type="string">
            <text:p>Famille PER-PERRE-VANDE(R)PER(RE) (1 à 5)</text:p>
          </table:table-cell>
          <table:table-cell table:number-columns-repeated="2"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74">
            <text:p>55974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75">
            <text:p>55975</text:p>
          </table:table-cell>
          <table:table-cell office:value-type="string">
            <text:p>Famille PER-PERRE-VANDE(R)PER(RE) (6 à 10)</text:p>
          </table:table-cell>
          <table:table-cell table:number-columns-repeated="2"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75">
            <text:p>55975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76">
            <text:p>55976</text:p>
          </table:table-cell>
          <table:table-cell office:value-type="string">
            <text:p>Famille PER-PERRE-VANDE(R)PER (RE) (11 à 15)</text:p>
          </table:table-cell>
          <table:table-cell table:number-columns-repeated="2"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78">
            <text:p>55978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77">
            <text:p>55977</text:p>
          </table:table-cell>
          <table:table-cell office:value-type="string">
            <text:p>Famille PER-PERRE-VANDE(R)PER(RE) (16 à 20)</text:p>
          </table:table-cell>
          <table:table-cell table:number-columns-repeated="2"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77">
            <text:p>55977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78">
            <text:p>55978</text:p>
          </table:table-cell>
          <table:table-cell office:value-type="string">
            <text:p>BOURBOURG (D) – Sépultures 1770 à 1786</text:p>
          </table:table-cell>
          <table:table-cell table:number-columns-repeated="2"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78">
            <text:p>55978</text:p>
          </table:table-cell>
          <table:table-cell table:number-columns-repeated="23"/>
          <table:table-cell office:value-type="string">
            <text:p>Bourbourg</text:p>
          </table:table-cell>
          <table:table-cell table:number-columns-repeated="5"/>
          <table:table-cell office:value-type="string">
            <text:p>Tous publics</text:p>
          </table:table-cell>
        </table:table-row>
        <table:table-row table:style-name="ro1">
          <table:table-cell office:value-type="float" office:value="55979">
            <text:p>55979</text:p>
          </table:table-cell>
          <table:table-cell office:value-type="string">
            <text:p>RUBROUCK (D) – BMS 1737 à 1754</text:p>
          </table:table-cell>
          <table:table-cell table:number-columns-repeated="2" office:value-type="string">
            <text:p>*</text:p>
          </table:table-cell>
          <table:table-cell table:style-name="ce1" office:value-type="string">
            <text:p>00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79">
            <text:p>55979</text:p>
          </table:table-cell>
          <table:table-cell table:number-columns-repeated="23"/>
          <table:table-cell office:value-type="string">
            <text:p>Rubrouck</text:p>
          </table:table-cell>
          <table:table-cell table:number-columns-repeated="5"/>
          <table:table-cell office:value-type="string">
            <text:p>Tous publics</text:p>
          </table:table-cell>
        </table:table-row>
        <table:table-row table:style-name="ro1">
          <table:table-cell office:value-type="float" office:value="55980">
            <text:p>55980</text:p>
          </table:table-cell>
          <table:table-cell office:value-type="string">
            <text:p>Généalogie 62 - Bulletin de l'AGP – Année 2008 (n° 97 et 100)</text:p>
          </table:table-cell>
          <table:table-cell office:value-type="string">
            <text:p>*</text:p>
          </table:table-cell>
          <table:table-cell table:style-name="ce1" office:value-type="string">
            <text:p>AGP (Association Généalogique du Pas-de-Calais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80">
            <text:p>55980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81">
            <text:p>55981</text:p>
          </table:table-cell>
          <table:table-cell office:value-type="string">
            <text:p>Origines 2004-2005 (n° 29 à 31)</text:p>
          </table:table-cell>
          <table:table-cell office:value-type="string">
            <text:p>*</text:p>
          </table:table-cell>
          <table:table-cell table:style-name="ce1" office:value-type="string">
            <text:p>GAG (Généalogie Association Gravelines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81">
            <text:p>55981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82">
            <text:p>55982</text:p>
          </table:table-cell>
          <table:table-cell office:value-type="string">
            <text:p>Origines 2008 (n° 44 et 2010, n° 50 et 51)</text:p>
          </table:table-cell>
          <table:table-cell office:value-type="string">
            <text:p>*</text:p>
          </table:table-cell>
          <table:table-cell table:style-name="ce1" office:value-type="string">
            <text:p>GAG (Généalogie Association Gravelines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82">
            <text:p>55982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83">
            <text:p>55983</text:p>
          </table:table-cell>
          <table:table-cell office:value-type="string">
            <text:p>Origines 2012 (n° 58 à 60)</text:p>
          </table:table-cell>
          <table:table-cell office:value-type="string">
            <text:p>*</text:p>
          </table:table-cell>
          <table:table-cell table:style-name="ce1" office:value-type="string">
            <text:p>GAG (Généalogie Association Gravelines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83">
            <text:p>55983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84">
            <text:p>55984</text:p>
          </table:table-cell>
          <table:table-cell office:value-type="string">
            <text:p>Origines 2012-2013 (n° 61 à 63)</text:p>
          </table:table-cell>
          <table:table-cell office:value-type="string">
            <text:p>*</text:p>
          </table:table-cell>
          <table:table-cell table:style-name="ce1" office:value-type="string">
            <text:p>GAG (Généalogie Association Gravelines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84">
            <text:p>55984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85">
            <text:p>55985</text:p>
          </table:table-cell>
          <table:table-cell office:value-type="string">
            <text:p>Origines 2013 (n° 64 et 65)</text:p>
          </table:table-cell>
          <table:table-cell office:value-type="string">
            <text:p>*</text:p>
          </table:table-cell>
          <table:table-cell table:style-name="ce1" office:value-type="string">
            <text:p>GAG (Généalogie Association Gravelines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85">
            <text:p>55985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86">
            <text:p>55986</text:p>
          </table:table-cell>
          <table:table-cell office:value-type="string">
            <text:p>Nord Généalogie – Année 2016 (n° 241 et 242)</text:p>
          </table:table-cell>
          <table:table-cell office:value-type="string">
            <text:p>*</text:p>
          </table:table-cell>
          <table:table-cell table:style-name="ce1" office:value-type="string">
            <text:p>GGRN (Groupement Généalogique de la Région Nord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86">
            <text:p>55986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87">
            <text:p>55987</text:p>
          </table:table-cell>
          <table:table-cell office:value-type="string">
            <text:p>Nord Généalogie – Année 2016 (n° 243 et 244)</text:p>
          </table:table-cell>
          <table:table-cell office:value-type="string">
            <text:p>*</text:p>
          </table:table-cell>
          <table:table-cell table:style-name="ce1" office:value-type="string">
            <text:p>GGRN (Groupement Généalogique de la Région Nord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87">
            <text:p>55987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88">
            <text:p>55988</text:p>
          </table:table-cell>
          <table:table-cell office:value-type="string">
            <text:p>Douaisis généalogie – Année 2016 (n° 13 à 16)</text:p>
          </table:table-cell>
          <table:table-cell office:value-type="string">
            <text:p>*</text:p>
          </table:table-cell>
          <table:table-cell table:style-name="ce1" office:value-type="string">
            <text:p>CEGD (Centre d'Etudes Généalogiques du Douaisis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88">
            <text:p>55988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89">
            <text:p>55989</text:p>
          </table:table-cell>
          <table:table-cell office:value-type="string">
            <text:p>Flandre-Hainaut – Année 2016 (129-130)</text:p>
          </table:table-cell>
          <table:table-cell office:value-type="string">
            <text:p>*</text:p>
          </table:table-cell>
          <table:table-cell table:style-name="ce1" office:value-type="string">
            <text:p>AGFH (Association Généalogique Flandre-Hainaut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89">
            <text:p>55989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90">
            <text:p>55990</text:p>
          </table:table-cell>
          <table:table-cell office:value-type="string">
            <text:p>Flandre-Hainaut – Année 2016 (131-132)</text:p>
          </table:table-cell>
          <table:table-cell office:value-type="string">
            <text:p>*</text:p>
          </table:table-cell>
          <table:table-cell table:style-name="ce1" office:value-type="string">
            <text:p>AGFH (Association Généalogique Flandre-Hainaut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90">
            <text:p>55990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91">
            <text:p>55991</text:p>
          </table:table-cell>
          <table:table-cell office:value-type="string">
            <text:p>Généalogie pratique dans l'ouest du Pas-de-Calais – Année 2009 (n° 155 à 162)</text:p>
          </table:table-cell>
          <table:table-cell office:value-type="string">
            <text:p>*</text:p>
          </table:table-cell>
          <table:table-cell office:value-type="string">
            <text:p>Amis du Vieux Calais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91">
            <text:p>55991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92">
            <text:p>55992</text:p>
          </table:table-cell>
          <table:table-cell office:value-type="string">
            <text:p>Généalogie pratique dans l'ouest du Pas-de-Calais – Année 2010 (n° 163 à 166)</text:p>
          </table:table-cell>
          <table:table-cell office:value-type="string">
            <text:p>*</text:p>
          </table:table-cell>
          <table:table-cell office:value-type="string">
            <text:p>Amis du Vieux Calais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92">
            <text:p>55992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93">
            <text:p>55993</text:p>
          </table:table-cell>
          <table:table-cell office:value-type="string">
            <text:p>Généalogie pratique dans l'ouest du Pas-de-Calais – Année 2016 (n° 187 à 190)</text:p>
          </table:table-cell>
          <table:table-cell office:value-type="string">
            <text:p>*</text:p>
          </table:table-cell>
          <table:table-cell office:value-type="string">
            <text:p>Amis du Vieux Calais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93">
            <text:p>55993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94">
            <text:p>55994</text:p>
          </table:table-cell>
          <table:table-cell office:value-type="string">
            <text:p>Vlaam Stam Flamand – Année 2016 (n° 1 et 2)</text:p>
          </table:table-cell>
          <table:table-cell office:value-type="string">
            <text:p>*</text:p>
          </table:table-cell>
          <table:table-cell table:style-name="ce1" office:value-type="string">
            <text:p>VVF (Vlaamse Vereniging voor Familiekunde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94">
            <text:p>55994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95">
            <text:p>55995</text:p>
          </table:table-cell>
          <table:table-cell office:value-type="string">
            <text:p>Vlaam Stam Flamand – Année 2016 (n° 3 et 4)</text:p>
          </table:table-cell>
          <table:table-cell office:value-type="string">
            <text:p>*</text:p>
          </table:table-cell>
          <table:table-cell table:style-name="ce1" office:value-type="string">
            <text:p>VVF (Vlaamse Vereniging voor Familiekunde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95">
            <text:p>55995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96">
            <text:p>55996</text:p>
          </table:table-cell>
          <table:table-cell office:value-type="string">
            <text:p>Flandre Artois Généalogie – Année 2016 (n° 1 et 2)</text:p>
          </table:table-cell>
          <table:table-cell office:value-type="string">
            <text:p>*</text:p>
          </table:table-cell>
          <table:table-cell table:style-name="ce1" office:value-type="string">
            <text:p>CRGFA (Centre de Recherche Généalogique Flandre-Artois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96">
            <text:p>55996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97">
            <text:p>55997</text:p>
          </table:table-cell>
          <table:table-cell office:value-type="string">
            <text:p>Flandre Artois Généalogie – Année 2016 (n° 3 et 4)</text:p>
          </table:table-cell>
          <table:table-cell office:value-type="string">
            <text:p>*</text:p>
          </table:table-cell>
          <table:table-cell table:style-name="ce1" office:value-type="string">
            <text:p>CRGFA (Centre de Recherche Généalogique Flandre-Artois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97">
            <text:p>55997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98">
            <text:p>55998</text:p>
          </table:table-cell>
          <table:table-cell office:value-type="string">
            <text:p>Lys généalogie – Année 2016 (n° 105 et 106)</text:p>
          </table:table-cell>
          <table:table-cell office:value-type="string">
            <text:p>*</text:p>
          </table:table-cell>
          <table:table-cell table:style-name="ce1" office:value-type="string">
            <text:p>CGVL (Cercle Généalogique de la Vallée de la Lys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98">
            <text:p>55998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5999">
            <text:p>55999</text:p>
          </table:table-cell>
          <table:table-cell office:value-type="string">
            <text:p>Lys généalogie – Année 2016 (n° 107 et 108)</text:p>
          </table:table-cell>
          <table:table-cell office:value-type="string">
            <text:p>*</text:p>
          </table:table-cell>
          <table:table-cell table:style-name="ce1" office:value-type="string">
            <text:p>CGVL (Cercle Généalogique de la Vallée de la Lys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5999">
            <text:p>55999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6000">
            <text:p>56000</text:p>
          </table:table-cell>
          <table:table-cell office:value-type="string">
            <text:p>Vlaam Stam Flamand – Année 1999 (n° 1 et 2)</text:p>
          </table:table-cell>
          <table:table-cell office:value-type="string">
            <text:p>*</text:p>
          </table:table-cell>
          <table:table-cell table:style-name="ce1" office:value-type="string">
            <text:p>VVF (Vlaamse Vereniging voor Familiekunde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6000">
            <text:p>56000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6001">
            <text:p>56001</text:p>
          </table:table-cell>
          <table:table-cell office:value-type="string">
            <text:p>Vlaam Stam Flamand – Année 2010 (n° 1 et 2)</text:p>
          </table:table-cell>
          <table:table-cell office:value-type="string">
            <text:p>*</text:p>
          </table:table-cell>
          <table:table-cell table:style-name="ce1" office:value-type="string">
            <text:p>VVF (Vlaamse Vereniging voor Familiekunde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6001">
            <text:p>56001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6002">
            <text:p>56002</text:p>
          </table:table-cell>
          <table:table-cell office:value-type="string">
            <text:p>Vlaam Stam Flamand – Année 2010 (n° 3 et 4)</text:p>
          </table:table-cell>
          <table:table-cell office:value-type="string">
            <text:p>*</text:p>
          </table:table-cell>
          <table:table-cell table:style-name="ce1" office:value-type="string">
            <text:p>VVF (Vlaamse Vereniging voor Familiekunde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6002">
            <text:p>56002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6003">
            <text:p>56003</text:p>
          </table:table-cell>
          <table:table-cell office:value-type="string">
            <text:p>Vlaam Stam Flamand – Année 2010 (n° 5 et 6)</text:p>
          </table:table-cell>
          <table:table-cell office:value-type="string">
            <text:p>*</text:p>
          </table:table-cell>
          <table:table-cell table:style-name="ce1" office:value-type="string">
            <text:p>VVF (Vlaamse Vereniging voor Familiekunde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6003">
            <text:p>56003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6004">
            <text:p>56004</text:p>
          </table:table-cell>
          <table:table-cell office:value-type="string">
            <text:p>Vlaam Stam Flamand – Année 2011 (n° 1 à 3)</text:p>
          </table:table-cell>
          <table:table-cell office:value-type="string">
            <text:p>*</text:p>
          </table:table-cell>
          <table:table-cell table:style-name="ce1" office:value-type="string">
            <text:p>VVF (Vlaamse Vereniging voor Familiekunde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6004">
            <text:p>56004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6005">
            <text:p>56005</text:p>
          </table:table-cell>
          <table:table-cell office:value-type="string">
            <text:p>Vlaam Stam Flamand – Année 2011 (n° 4 à 6)</text:p>
          </table:table-cell>
          <table:table-cell office:value-type="string">
            <text:p>*</text:p>
          </table:table-cell>
          <table:table-cell table:style-name="ce1" office:value-type="string">
            <text:p>VVF (Vlaamse Vereniging voor Familiekunde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6005">
            <text:p>56005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6006">
            <text:p>56006</text:p>
          </table:table-cell>
          <table:table-cell office:value-type="string">
            <text:p>Vlaam Stam Flamand – Année 2012 (n° 1 à 3)</text:p>
          </table:table-cell>
          <table:table-cell office:value-type="string">
            <text:p>*</text:p>
          </table:table-cell>
          <table:table-cell table:style-name="ce1" office:value-type="string">
            <text:p>VVF (Vlaamse Vereniging voor Familiekunde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6006">
            <text:p>56006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6007">
            <text:p>56007</text:p>
          </table:table-cell>
          <table:table-cell office:value-type="string">
            <text:p>Vlaam Stam Flamand – Année 2012 (n° 4 à 6)</text:p>
          </table:table-cell>
          <table:table-cell office:value-type="string">
            <text:p>*</text:p>
          </table:table-cell>
          <table:table-cell table:style-name="ce1" office:value-type="string">
            <text:p>VVF (Vlaamse Vereniging voor Familiekunde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6007">
            <text:p>56007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6008">
            <text:p>56008</text:p>
          </table:table-cell>
          <table:table-cell office:value-type="string">
            <text:p>Vlaam Stam Flamand – Année 2013 (n° 1 à 3)</text:p>
          </table:table-cell>
          <table:table-cell office:value-type="string">
            <text:p>*</text:p>
          </table:table-cell>
          <table:table-cell table:style-name="ce1" office:value-type="string">
            <text:p>VVF (Vlaamse Vereniging voor Familiekunde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6008">
            <text:p>56008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6009">
            <text:p>56009</text:p>
          </table:table-cell>
          <table:table-cell office:value-type="string">
            <text:p>Vlaam Stam Flamand – Année 2013 (n° 4 à 6)</text:p>
          </table:table-cell>
          <table:table-cell office:value-type="string">
            <text:p>*</text:p>
          </table:table-cell>
          <table:table-cell table:style-name="ce1" office:value-type="string">
            <text:p>VVF (Vlaamse Vereniging voor Familiekunde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6009">
            <text:p>56009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6010">
            <text:p>56010</text:p>
          </table:table-cell>
          <table:table-cell office:value-type="string">
            <text:p>Vlaam Stam Flamand – Année 2014 (n° 1 à 3)</text:p>
          </table:table-cell>
          <table:table-cell office:value-type="string">
            <text:p>*</text:p>
          </table:table-cell>
          <table:table-cell table:style-name="ce1" office:value-type="string">
            <text:p>VVF (Vlaamse Vereniging voor Familiekunde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6010">
            <text:p>56010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6011">
            <text:p>56011</text:p>
          </table:table-cell>
          <table:table-cell office:value-type="string">
            <text:p>Vlaam Stam Flamand – Année 2014 (n° 4 à 6)</text:p>
          </table:table-cell>
          <table:table-cell office:value-type="string">
            <text:p>*</text:p>
          </table:table-cell>
          <table:table-cell table:style-name="ce1" office:value-type="string">
            <text:p>VVF (Vlaamse Vereniging voor Familiekunde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6011">
            <text:p>56011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6012">
            <text:p>56012</text:p>
          </table:table-cell>
          <table:table-cell office:value-type="string">
            <text:p>Vlaam Stam Flamand – Année 2015 (n° 1 et 2)</text:p>
          </table:table-cell>
          <table:table-cell office:value-type="string">
            <text:p>*</text:p>
          </table:table-cell>
          <table:table-cell table:style-name="ce1" office:value-type="string">
            <text:p>VVF (Vlaamse Vereniging voor Familiekunde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6012">
            <text:p>56012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1">
          <table:table-cell office:value-type="float" office:value="56013">
            <text:p>56013</text:p>
          </table:table-cell>
          <table:table-cell office:value-type="string">
            <text:p>Vlaam Stam Flamand – Année 2015 (n° 3 et 4)</text:p>
          </table:table-cell>
          <table:table-cell office:value-type="string">
            <text:p>*</text:p>
          </table:table-cell>
          <table:table-cell table:style-name="ce1" office:value-type="string">
            <text:p>VVF (Vlaamse Vereniging voor Familiekunde)</text:p>
          </table:table-cell>
          <table:table-cell table:style-name="ce1" office:value-type="string">
            <text:p>002</text:p>
          </table:table-cell>
          <table:table-cell office:value-type="float" office:value="6">
            <text:p>6</text:p>
          </table:table-cell>
          <table:table-cell table:number-columns-repeated="6"/>
          <table:table-cell office:value-type="string">
            <text:p>01/02/201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C.R.G.F.A. Bailleul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56013">
            <text:p>56013</text:p>
          </table:table-cell>
          <table:table-cell table:number-columns-repeated="29"/>
          <table:table-cell office:value-type="string">
            <text:p>Tous publics</text:p>
          </table:table-cell>
        </table:table-row>
        <table:table-row table:style-name="ro2" table:number-rows-repeated="1048512">
          <table:table-cell table:number-columns-repeated="63"/>
        </table:table-row>
        <table:table-row table:style-name="ro2">
          <table:table-cell table:number-columns-repeated="63"/>
        </table:table-row>
      </table:table>
      <table:named-expressions>
        <table:named-expression table:name="Excel_BuiltIn_Criteria" table:base-cell-address="$Feuille1.$A$1" table:expression=""/>
        <table:named-expression table:name="Excel_BuiltIn_Database" table:base-cell-address="$Feuille1.$A$1" table:expression=""/>
        <table:named-expression table:name="Excel_BuiltIn_Data_Form" table:base-cell-address="$Feuille1.$A$1" table:expression=""/>
        <table:named-expression table:name="Excel_BuiltIn_Print_Area" table:base-cell-address="$Feuille1.$A$1" table:expression=""/>
        <table:named-expression table:name="Excel_BuiltIn_Print_Titles" table:base-cell-address="$Feuille1.$A$1" table:expression=""/>
        <table:named-expression table:name="Excel_BuiltIn_Recorder" table:base-cell-address="$Feuille1.$A$1" table:expression=""/>
      </table:named-expressions>
      <table:database-ranges>
        <table:database-range table:name="__Anonymous_Sheet_DB__0" table:target-range-address="Feuille1.A1:Feuille1.AMI104229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">
      <number:fraction number:min-integer-digits="0" number:min-numerator-digits="2" number:min-denominator-digits="2"/>
      <number:text> </number:text>
    </number:number-style>
    <number:number-style style:name="N115">
      <number:fraction number:min-integer-digits="0" number:min-numerator-digits="3" number:min-denominator-digits="3"/>
      <number:text> </number:text>
    </number:number-style>
    <number:date-style style:name="N116">
      <number:month/>
      <number:text>/</number:text>
      <number:day/>
      <number:text>/</number:text>
      <number:year/>
    </number:date-style>
    <number:date-style style:name="N117">
      <number:day/>
      <number:text>-</number:text>
      <number:month number:textual="true"/>
      <number:text>-</number:text>
      <number:year/>
    </number:date-style>
    <number:date-style style:name="N118">
      <number:day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">
      <number:text>(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">
      <number:text>(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 €</number:text>
      <number:number number:decimal-places="0" number:min-integer-digits="1" number:grouping="true"/>
      <number:text> </number:text>
    </number:number-style>
    <number:number-style style:name="N132">
      <number:text>( €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 €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 €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 €</number:text>
      <number:number number:decimal-places="2" number:min-integer-digits="1" number:grouping="true"/>
      <number:text> </number:text>
    </number:number-style>
    <number:number-style style:name="N135">
      <number:text>( €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€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 €</number:text>
      <number:number number: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number:number-style style:name="N138">
      <number:number number:decimal-places="1" number:min-integer-digits="1"/>
    </number:number-style>
    <number:number-style style:name="N139">
      <number:number number:decimal-places="3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7" number:min-integer-digits="1"/>
    </number:number-style>
    <number:number-style style:name="N145P0" style:volatile="true">
      <number:text> €</number:text>
      <number:number number:decimal-places="1" number:min-integer-digits="1" number:grouping="true"/>
      <number:text> </number:text>
    </number:number-style>
    <number:number-style style:name="N145">
      <number:text>( €</number:text>
      <number:number number:decimal-places="1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 €</number:text>
      <number:number number:decimal-places="3" number:min-integer-digits="1" number:grouping="true"/>
      <number:text> </number:text>
    </number:number-style>
    <number:number-style style:name="N147">
      <number:text>( €</number:text>
      <number:number number:decimal-places="3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€</number:text>
      <number:number number:decimal-places="4" number:min-integer-digits="1" number:grouping="true"/>
      <number:text> </number:text>
    </number:number-style>
    <number:number-style style:name="N149">
      <number:text>( €</number:text>
      <number:number number:decimal-places="4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€</number:text>
      <number:number number:decimal-places="5" number:min-integer-digits="1" number:grouping="true"/>
      <number:text> </number:text>
    </number:number-style>
    <number:number-style style:name="N151">
      <number:text>( €</number:text>
      <number:number number:decimal-places="5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 €</number:text>
      <number:number number:decimal-places="6" number:min-integer-digits="1" number:grouping="true"/>
      <number:text> </number:text>
    </number:number-style>
    <number:number-style style:name="N153">
      <number:text>( €</number:text>
      <number:number number:decimal-places="6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 €</number:text>
      <number:number number:decimal-places="7" number:min-integer-digits="1" number:grouping="true"/>
      <number:text> </number:text>
    </number:number-style>
    <number:number-style style:name="N155">
      <number:text>( €</number:text>
      <number:number number:decimal-places="7" number:min-integer-digits="1" number:grouping="true"/>
      <number:text>)</number:text>
      <style:map style:condition="value()&gt;=0" style:apply-style-name="N155P0"/>
    </number:number-style>
    <number:number-style style:name="N156">
      <number:number number:decimal-places="1" number:min-integer-digits="1" number:grouping="true"/>
    </number:number-style>
    <number:number-style style:name="N157">
      <number:number number:decimal-places="3" number:min-integer-digits="1" number:grouping="true"/>
    </number:number-style>
    <number:number-style style:name="N158">
      <number:number number:decimal-places="4" number:min-integer-digits="1" number:grouping="true"/>
    </number:number-style>
    <number:number-style style:name="N159">
      <number:number number:decimal-places="5" number:min-integer-digits="1" number:grouping="true"/>
    </number:number-style>
    <number:number-style style:name="N160">
      <number:number number:decimal-places="6" number:min-integer-digits="1" number:grouping="true"/>
    </number:number-style>
    <number:number-style style:name="N161">
      <number:number number:decimal-places="7" number:min-integer-digits="1" number:grouping="true"/>
    </number:number-style>
    <number:percentage-style style:name="N162">
      <number:number number:decimal-places="1" number:min-integer-digits="1"/>
      <number:text>%</number:text>
    </number:percentage-style>
    <number:percentage-style style:name="N163">
      <number:number number:decimal-places="3" number:min-integer-digits="1"/>
      <number:text>%</number:text>
    </number:percentage-style>
    <number:percentage-style style:name="N164">
      <number:number number:decimal-places="4" number:min-integer-digits="1"/>
      <number:text>%</number:text>
    </number:percentage-style>
    <number:percentage-style style:name="N165">
      <number:number number:decimal-places="5" number:min-integer-digits="1"/>
      <number:text>%</number:text>
    </number:percentage-style>
    <number:percentage-style style:name="N166">
      <number:number number:decimal-places="6" number:min-integer-digits="1"/>
      <number:text>%</number:text>
    </number:percentage-style>
    <number:percentage-style style:name="N167">
      <number:number number:decimal-places="7" number:min-integer-digits="1"/>
      <number:text>%</number:text>
    </number:percentage-style>
    <number:number-style style:name="N168">
      <number:scientific-number number:decimal-places="0" number:min-integer-digits="1" number:min-exponent-digits="2"/>
    </number:number-style>
    <number:number-style style:name="N169">
      <number:scientific-number number:decimal-places="1" number:min-integer-digits="1" number:min-exponent-digits="2"/>
    </number:number-style>
    <number:number-style style:name="N170">
      <number:scientific-number number:decimal-places="3" number:min-integer-digits="1" number:min-exponent-digits="2"/>
    </number:number-style>
    <number:number-style style:name="N171">
      <number:scientific-number number:decimal-places="4" number:min-integer-digits="1" number:min-exponent-digits="2"/>
    </number:number-style>
    <number:number-style style:name="N172">
      <number:scientific-number number:decimal-places="5" number:min-integer-digits="1" number:min-exponent-digits="2"/>
    </number:number-style>
    <number:number-style style:name="N173">
      <number:scientific-number number:decimal-places="6" number:min-integer-digits="1" number:min-exponent-digits="2"/>
    </number:number-style>
    <number:number-style style:name="N174">
      <number:scientific-number number:decimal-places="7" number:min-integer-digits="1" number:min-exponent-digits="2"/>
    </number:number-style>
    <number:number-style style:name="N175">
      <number:number number:decimal-places="0" number:min-integer-digits="2"/>
    </number:number-style>
    <number:number-style style:name="N176">
      <number:number number:decimal-places="0" number:min-integer-digits="3"/>
    </number:number-style>
    <number:number-style style:name="N177">
      <number:number number:decimal-places="0" number:min-integer-digits="4"/>
    </number:number-style>
    <number:number-style style:name="N178">
      <number:number number:decimal-places="0" number:min-integer-digits="5"/>
    </number:number-style>
    <number:number-style style:name="N179">
      <number:number number:decimal-places="0" number:min-integer-digits="6"/>
    </number:number-style>
    <number:number-style style:name="N180">
      <number:number number:decimal-places="0" number:min-integer-digits="7"/>
    </number:number-style>
    <number:number-style style:name="N181">
      <number:number number:decimal-places="0" number:min-integer-digits="8"/>
    </number:number-style>
    <number:number-style style:name="N182P0" style:volatile="true">
      <number:text> €</number:text>
      <number:number number:decimal-places="1" number:min-integer-digits="1" number:grouping="true"/>
      <number:text> </number:text>
    </number:number-style>
    <number:number-style style:name="N182">
      <style:text-properties fo:color="#ff0000"/>
      <number:text>( €</number:text>
      <number:number number:decimal-places="1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 €</number:text>
      <number:number number:decimal-places="3" number:min-integer-digits="1" number:grouping="true"/>
      <number:text> </number:text>
    </number:number-style>
    <number:number-style style:name="N183">
      <style:text-properties fo:color="#ff0000"/>
      <number:text>( €</number:text>
      <number:number number:decimal-places="3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 €</number:text>
      <number:number number:decimal-places="4" number:min-integer-digits="1" number:grouping="true"/>
      <number:text> </number:text>
    </number:number-style>
    <number:number-style style:name="N184">
      <style:text-properties fo:color="#ff0000"/>
      <number:text>( €</number:text>
      <number:number number:decimal-places="4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 €</number:text>
      <number:number number:decimal-places="5" number:min-integer-digits="1" number:grouping="true"/>
      <number:text> </number:text>
    </number:number-style>
    <number:number-style style:name="N185">
      <style:text-properties fo:color="#ff0000"/>
      <number:text>( €</number:text>
      <number:number number:decimal-places="5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€</number:text>
      <number:number number:decimal-places="6" number:min-integer-digits="1" number:grouping="true"/>
      <number:text> </number:text>
    </number:number-style>
    <number:number-style style:name="N186">
      <style:text-properties fo:color="#ff0000"/>
      <number:text>( €</number:text>
      <number:number number:decimal-places="6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 €</number:text>
      <number:number number:decimal-places="7" number:min-integer-digits="1" number:grouping="true"/>
      <number:text> </number:text>
    </number:number-style>
    <number:number-style style:name="N187">
      <style:text-properties fo:color="#ff0000"/>
      <number:text>( €</number:text>
      <number:number number:decimal-places="7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number number:decimal-places="1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number number:decimal-places="3" number:min-integer-digits="1" number:grouping="true"/>
      <number:text> </number:text>
    </number:number-style>
    <number:number-style style:name="N191">
      <style:text-properties fo:color="#ff0000"/>
      <number:text>(</number:text>
      <number:number number:decimal-places="3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number number:decimal-places="4" number:min-integer-digits="1" number:grouping="true"/>
      <number:text> </number:text>
    </number:number-style>
    <number:number-style style:name="N193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5" number:min-integer-digits="1" number:grouping="true"/>
      <number:text> </number:text>
    </number:number-style>
    <number:number-style style:name="N195">
      <style:text-properties fo:color="#ff0000"/>
      <number:text>(</number:text>
      <number:number number:decimal-places="5" number:min-integer-digits="1" number:grouping="true"/>
      <number:text>)</number:text>
      <style:map style:condition="value()&gt;=0" style:apply-style-name="N195P0"/>
    </number:number-style>
    <number:number-style style:name="N197P0" style:volatile="true">
      <number:number number:decimal-places="6" number:min-integer-digits="1" number:grouping="true"/>
      <number:text> </number:text>
    </number:number-style>
    <number:number-style style:name="N197">
      <style:text-properties fo:color="#ff0000"/>
      <number:text>(</number:text>
      <number:number number:decimal-places="6" number:min-integer-digits="1" number:grouping="true"/>
      <number:text>)</number:text>
      <style:map style:condition="value()&gt;=0" style:apply-style-name="N197P0"/>
    </number:number-style>
    <number:number-style style:name="N199P0" style:volatile="true">
      <number:number number:decimal-places="7" number:min-integer-digits="1" number:grouping="true"/>
      <number:text> </number:text>
    </number:number-style>
    <number:number-style style:name="N199">
      <style:text-properties fo:color="#ff0000"/>
      <number:text>(</number:text>
      <number:number number:decimal-places="7" number:min-integer-digits="1" number:grouping="true"/>
      <style:map style:condition="value()&gt;=0" style:apply-style-name="N199P0"/>
    </number:number-style>
    <number:time-style style:name="N200">
      <number:minutes number:style="long"/>
      <number:text>:</number:text>
      <number:seconds number:style="long"/>
    </number:time-style>
    <number:time-style style:name="N20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2">
      <number:minutes number:style="long"/>
      <number:text>:</number:text>
      <number:seconds number:style="long" number:decimal-places="1"/>
    </number:time-style>
    <number:number-style style:name="N203">
      <number:scientific-number number:decimal-places="1" number:min-integer-digits="1" number:min-exponent-digits="1"/>
    </number:number-style>
    <number:currency-style style:name="N2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3cm" fo:margin-bottom="1.3cm" fo:margin-left="1.905cm" fo:margin-right="1.905cm" style:first-page-number="continue" style:writing-mode="lr-tb" style:print="charts drawings grid objects zero-values"/>
      <style:header-style>
        <style:header-footer-properties fo:min-height="0.75cm" fo:margin-left="0cm" fo:margin-right="0cm" fo:margin-bottom="0.887cm"/>
      </style:header-style>
      <style:footer-style>
        <style:header-footer-properties fo:min-height="0.75cm" fo:margin-left="0cm" fo:margin-right="0cm" fo:margin-top="0.88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0000-00-00T16:15:07.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1T16:15:35.52</dc:date>
    <meta:editing-duration>PT5H36M2S</meta:editing-duration>
    <meta:editing-cycles>47</meta:editing-cycles>
    <meta:generator>LibreOffice/3.6$Windows_x86 LibreOffice_project/2ef5aff-a6fb0ff-166bdff-cf087ad-0f1389</meta:generator>
    <meta:document-statistic meta:table-count="1" meta:cell-count="889" meta:object-count="0"/>
  </office:meta>
</office:document-meta>
</file>